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officeooo:rsid="00c347ea" officeooo:paragraph-rsid="00c347ea"/>
    </style:style>
    <style:style style:name="P2" style:family="paragraph" style:parent-style-name="Standard">
      <style:text-properties officeooo:rsid="00c347ea" officeooo:paragraph-rsid="00ca4ed5"/>
    </style:style>
    <style:style style:name="P3" style:family="paragraph" style:parent-style-name="Standard">
      <style:text-properties fo:font-size="18pt" officeooo:rsid="00cba8f9" officeooo:paragraph-rsid="00cba8f9"/>
    </style:style>
    <style:style style:name="P4" style:family="paragraph" style:parent-style-name="Standard">
      <style:text-properties officeooo:paragraph-rsid="00ca4ed5"/>
    </style:style>
    <style:style style:name="P5" style:family="paragraph" style:parent-style-name="Standard">
      <style:text-properties officeooo:paragraph-rsid="00c54a9e"/>
    </style:style>
    <style:style style:name="P6" style:family="paragraph" style:parent-style-name="Standard">
      <style:text-properties officeooo:rsid="00cba8f9" officeooo:paragraph-rsid="00cba8f9"/>
    </style:style>
    <style:style style:name="P7" style:family="paragraph" style:parent-style-name="Standard">
      <style:text-properties fo:font-size="18pt" officeooo:rsid="00cba8f9" officeooo:paragraph-rsid="00c54a9e"/>
    </style:style>
    <style:style style:name="P8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c7441f" officeooo:paragraph-rsid="00c347ea" style:font-size-asian="20pt" style:font-weight-asian="bold" style:font-size-complex="20pt" style:font-weight-complex="bold"/>
    </style:style>
    <style:style style:name="T1" style:family="text">
      <style:text-properties fo:font-size="18pt"/>
    </style:style>
    <style:style style:name="T2" style:family="text">
      <style:text-properties fo:font-size="18pt" officeooo:rsid="00c54a9e"/>
    </style:style>
    <style:style style:name="T3" style:family="text">
      <style:text-properties fo:font-size="18pt" officeooo:rsid="00ca4ed5"/>
    </style:style>
    <style:style style:name="T4" style:family="text">
      <style:text-properties fo:font-size="18pt" officeooo:rsid="00cba8f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riangles − Quadrilatères</text:p>
      <text:p text:style-name="Standard"/>
      <text:p text:style-name="Standard"/>
      <text:p text:style-name="P3">Reconnaître un triangle</text:p>
      <text:p text:style-name="P5"><text:span text:style-name="T2">oral : </text:span><text:span text:style-name="T4">p230 : 2 + p231 : 7, 9</text:span></text:p>
      <text:p text:style-name="P7"/>
      <text:p text:style-name="P7"/>
      <text:p text:style-name="P4"><text:span text:style-name="T4">C</text:span><text:span text:style-name="T3">onstruire </text:span><text:span text:style-name="T4">un triangle</text:span></text:p>
      <text:p text:style-name="P6"><text:span text:style-name="T3">p</text:span><text:span text:style-name="T1">230 : 4, 5</text:span></text:p>
      <text:p text:style-name="P6">p231 : 8, 10, 12, 14</text:p>
      <text:p text:style-name="P6">p234 : 34, 36, 38</text:p>
      <text:p text:style-name="P6">p236 : 50, 51, 53</text:p>
      <text:p text:style-name="P1"/>
      <text:p text:style-name="P1"/>
      <text:p text:style-name="P6"><text:span text:style-name="T3">Reconnaître</text:span><text:span text:style-name="T1"> un quadrilatère</text:span></text:p>
      <text:p text:style-name="P6">oral : p232 : 15, 16</text:p>
      <text:p text:style-name="P2"/>
      <text:p text:style-name="P2"/>
      <text:p text:style-name="P6">Construire un quadrilatère</text:p>
      <text:p text:style-name="P6">p232 : 18</text:p>
      <text:p text:style-name="P6">p233 : 20, 21, 22, 23, 25</text:p>
      <text:p text:style-name="P6">p235 : 45</text:p>
      <text:p text:style-name="P6">p239 : 70, 74 (sans justifier)</text:p>
      <text:p text:style-name="P6">p240 : 77 (sans justifier)</text:p>
      <text:p text:style-name="P6">p241 : 84</text:p>
      <text:p text:style-name="P6"/>
      <text:p text:style-name="P6"/>
      <text:p text:style-name="P6">Démonstration</text:p>
      <text:p text:style-name="P6">p237 : 6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4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8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3H38M58S</meta:editing-duration>
    <meta:editing-cycles>156</meta:editing-cycles>
    <meta:generator>LibreOffice/7.3.7.2$Linux_X86_64 LibreOffice_project/30$Build-2</meta:generator>
    <meta:initial-creator>Véronique et Thibaud FONTANET</meta:initial-creator>
    <dc:date>2023-05-11T18:42:51.254525520</dc:date>
    <meta:print-date>2021-01-04T09:36:06.738044778</meta:print-date>
    <meta:document-statistic meta:table-count="0" meta:image-count="0" meta:object-count="0" meta:page-count="1" meta:paragraph-count="19" meta:word-count="82" meta:character-count="367" meta:non-whitespace-character-count="304"/>
  </office:meta>
</office:document-meta>
</file>